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65805592" text:id="ct165805592">
          <text:insertion>
            <office:change-info>
              <dc:creator>Luc Saffre</dc:creator>
              <dc:date>2013-05-29T20:13:00</dc:date>
            </office:change-info>
          </text:insertion>
        </text:changed-region>
        <text:changed-region xml:id="ct171253312" text:id="ct171253312">
          <text:insertion>
            <office:change-info>
              <dc:creator>Luc Saffre</dc:creator>
              <dc:date>2013-05-31T09:28:00</dc:date>
            </office:change-info>
          </text:insertion>
        </text:changed-region>
        <text:changed-region xml:id="ct165805888" text:id="ct165805888">
          <text:insertion>
            <office:change-info>
              <dc:creator>Luc Saffre</dc:creator>
              <dc:date>2013-05-31T09:30:00</dc:date>
            </office:change-info>
          </text:insertion>
        </text:changed-region>
        <text:changed-region xml:id="ct171551160" text:id="ct171551160">
          <text:insertion>
            <office:change-info>
              <dc:creator>Luc Saffre</dc:creator>
              <dc:date>2013-05-31T09:29:00</dc:date>
            </office:change-info>
          </text:insertion>
        </text:changed-region>
        <text:changed-region xml:id="ct170754840" text:id="ct170754840">
          <text:insertion>
            <office:change-info>
              <dc:creator>Luc Saffre</dc:creator>
              <dc:date>2013-05-31T09:37:00</dc:date>
            </office:change-info>
          </text:insertion>
        </text:changed-region>
        <text:changed-region xml:id="ct171252808" text:id="ct171252808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71253008" text:id="ct171253008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73423816" text:id="ct173423816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70754936" text:id="ct170754936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73861704" text:id="ct173861704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inschreibebestätigung <text:change-start text:change-id="ct165805592"/>self<text:change-end text:change-id="ct165805592"/></text:h>
      <text:p text:style-name="Standard"><text:change-start text:change-id="ct171253312"/>self.pupil.address()<text:change-end text:change-id="ct171253312"/></text:p>
      <text:p text:style-name="Standard"/>
      <text:p text:style-name="P5">Sehr geehrte<text:change-start text:change-id="ct165805888"/>self.pupil.mf('r','')<text:change-end text:change-id="ct165805888"/> <text:change-start text:change-id="ct171551160"/>self.pupil<text:change-end text:change-id="ct171551160"/>,</text:p>
      <text:p text:style-name="P5"/>
      <text:p text:style-name="Standard">hiermit bestätigen wir Ihre Einschreibung für folgenden Kurs :</text:p>
      <text:p text:style-name="Standard"/>
      <text:p text:style-name="Standard"><text:span text:style-name="T1">Serie: </text:span><text:change-start text:change-id="ct170754840"/><text:span text:style-name="T1">self.course.line</text:span><text:change-end text:change-id="ct170754840"/></text:p>
      <text:p text:style-name="Standard"><text:span text:style-name="T1">Kursbeginn: ab </text:span><text:change-start text:change-id="ct171252808"/><text:span text:style-name="T1">dtosl(self.course.start_date)</text:span><text:change-end text:change-id="ct171252808"/></text:p>
      <text:p text:style-name="Standard"><text:span text:style-name="T1">Anzahl Stunden: </text:span><text:change-start text:change-id="ct171253008"/><text:span text:style-name="T1">self.course.max_occurences</text:span><text:change-end text:change-id="ct171253008"/></text:p>
      <text:p text:style-name="Standard"><text:span text:style-name="T1">Ort: </text:span><text:change-start text:change-id="ct173423816"/><text:span text:style-name="T1">self.course.room</text:span><text:change-end text:change-id="ct173423816"/></text:p>
      <text:p text:style-name="Standard"><text:span text:style-name="T1">Referent: </text:span><text:change-start text:change-id="ct170754936"/><text:span text:style-name="T1">self.course.teacher</text:span><text:change-end text:change-id="ct170754936"/></text:p>
      <text:p text:style-name="P4"/>
      <text:p text:style-name="Standard"><text:span text:style-name="T1">Voraussichtliche Termine: </text:span><text:change-start text:change-id="ct173861704"/><text:span text:style-name="T1">self.course.events_text()</text:span><text:change-end text:change-id="ct173861704"/></text:p>
      <text:p text:style-name="P7"/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70689960" text:id="ct170689960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73079552" text:id="ct173079552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70689960"/>self<text:change-end text:change-id="ct170689960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5-31T09:46:03.99">31.5.13</text:date> <text:time style:data-style-name="N41" text:time-value="2013-05-31T09:46:03.99">09:46:02</text:time><text:line-break/><text:change-start text:change-id="ct173079552"/>settings.SITE.site_version()<text:change-end text:change-id="ct173079552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31T09:46:04</dc:date>
    <dc:creator>Luc Saffre</dc:creator>
    <meta:editing-duration>PT20H14M53S</meta:editing-duration>
    <meta:editing-cycles>124</meta:editing-cycles>
    <meta:generator>LibreOffice/3.5$Linux_x86 LibreOffice_project/350m1$Build-2</meta:generator>
    <meta:document-statistic meta:table-count="2" meta:image-count="0" meta:object-count="0" meta:page-count="1" meta:paragraph-count="17" meta:word-count="71" meta:character-count="595" meta:non-whitespace-character-count="543"/>
  </office:meta>
</office:document-meta>
</file>